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Liberation Sans" style:font-name-asian="Tahoma" style:language-asian="ar" style:country-asian="SA" style:font-name-complex="DejaVu Sans" style:language-complex="en" style:country-complex="US"/>
    </style:style>
    <style:style style:name="ce5" style:family="table-cell" style:parent-style-name="Default">
      <style:table-cell-properties fo:border="0.06pt solid #000000"/>
      <style:text-properties fo:color="#000000" style:font-name="Liberation Sans" style:font-name-asian="Tahoma" style:language-asian="ar" style:country-asian="SA" style:font-name-complex="DejaVu Sans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45.47mm" svg:height="82.67mm" svg:x="131.52mm" svg:y="4.19mm">
            <loext:p draw:notify-on-update-of-ranges="Hoja1.B3:Hoja1.B6 Hoja1.A2:Hoja1.A3 Hoja1.E3:Hoja1.E6 Hoja1.A7:Hoja1.A8 Hoja1.E8:Hoja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2.99mm" svg:height="86.21mm" svg:x="133.17mm" svg:y="89.9mm">
            <loext:p draw:notify-on-update-of-ranges="Hoja1.B20:Hoja1.B31 Hoja1.A19:Hoja1.A20 Hoja1.E20:Hoja1.E31 Hoja1.A32:Hoja1.A33 Hoja1.E33:Hoja1.E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 table:number-columns-spanned="5" table:number-rows-spanned="1">
            <text:p>PC LOCAL</text:p>
          </table:table-cell>
          <table:covered-table-cell/>
          <table:covered-table-cell table:number-columns-repeated="2" table:style-name="ce2"/>
          <table:covered-table-cell table:style-name="ce3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paralelo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3929447" calcext:value-type="float">
            <text:p>0,013929447</text:p>
          </table:table-cell>
          <table:table-cell office:value-type="float" office:value="0.013740134" calcext:value-type="float">
            <text:p>0,013740134</text:p>
          </table:table-cell>
          <table:table-cell table:style-name="ce4" table:formula="of:=[.C3]/[.D3]" office:value-type="float" office:value="1.01377810434745" calcext:value-type="float">
            <text:p>1,01377810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.013929447" calcext:value-type="float">
            <text:p>0,013929447</text:p>
          </table:table-cell>
          <table:table-cell office:value-type="float" office:value="0.00655928" calcext:value-type="float">
            <text:p>0,00655928</text:p>
          </table:table-cell>
          <table:table-cell table:style-name="ce4" table:formula="of:=[.C4]/[.D4]" office:value-type="float" office:value="2.12362439170153" calcext:value-type="float">
            <text:p>2,12362439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.013929447" calcext:value-type="float">
            <text:p>0,013929447</text:p>
          </table:table-cell>
          <table:table-cell office:value-type="float" office:value="0.004828992" calcext:value-type="float">
            <text:p>0,004828992</text:p>
          </table:table-cell>
          <table:table-cell table:style-name="ce4" table:formula="of:=[.C5]/[.D5]" office:value-type="float" office:value="2.88454547035903" calcext:value-type="float">
            <text:p>2,88454547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013929447" calcext:value-type="float">
            <text:p>0,013929447</text:p>
          </table:table-cell>
          <table:table-cell office:value-type="float" office:value="0.005424635" calcext:value-type="float">
            <text:p>0,005424635</text:p>
          </table:table-cell>
          <table:table-cell table:style-name="ce4" table:formula="of:=[.C6]/[.D6]" office:value-type="float" office:value="2.56781276528283" calcext:value-type="float">
            <text:p>2,5678127653</text:p>
          </table:table-cell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paralelo</text:p>
          </table:table-cell>
          <table:table-cell table:style-name="ce4" office:value-type="string" calcext:value-type="string">
            <text:p>Ganancia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5.005052893" calcext:value-type="float">
            <text:p>5,005052893</text:p>
          </table:table-cell>
          <table:table-cell office:value-type="float" office:value="5.109642694" calcext:value-type="float">
            <text:p>5,109642694</text:p>
          </table:table-cell>
          <table:table-cell table:style-name="ce5" table:formula="of:=[.C8]/[.D8]" office:value-type="float" office:value="0.979530897312484" calcext:value-type="float">
            <text:p>0,97953089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5.005052893" calcext:value-type="float">
            <text:p>5,005052893</text:p>
          </table:table-cell>
          <table:table-cell office:value-type="float" office:value="2.522439532" calcext:value-type="float">
            <text:p>2,522439532</text:p>
          </table:table-cell>
          <table:table-cell table:style-name="ce5" table:formula="of:=[.C9]/[.D9]" office:value-type="float" office:value="1.98421124847801" calcext:value-type="float">
            <text:p>1,98421124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5.005052893" calcext:value-type="float">
            <text:p>5,005052893</text:p>
          </table:table-cell>
          <table:table-cell office:value-type="float" office:value="2.912427362" calcext:value-type="float">
            <text:p>2,912427362</text:p>
          </table:table-cell>
          <table:table-cell table:style-name="ce5" table:formula="of:=[.C10]/[.D10]" office:value-type="float" office:value="1.71851595624447" calcext:value-type="float">
            <text:p>1,71851595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5.005052893" calcext:value-type="float">
            <text:p>5,005052893</text:p>
          </table:table-cell>
          <table:table-cell office:value-type="float" office:value="4.426992308" calcext:value-type="float">
            <text:p>4,426992308</text:p>
          </table:table-cell>
          <table:table-cell table:style-name="ce5" table:formula="of:=[.C11]/[.D11]" office:value-type="float" office:value="1.13057636986524" calcext:value-type="float">
            <text:p>1,1305763699</text:p>
          </table:table-cell>
        </table:table-row>
        <table:table-row table:style-name="ro1" table:number-rows-repeated="6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ATCGRID</text:p>
          </table:table-cell>
          <table:covered-table-cell/>
          <table:covered-table-cell table:number-columns-repeated="2" table:style-name="ce2"/>
          <table:covered-table-cell table:style-name="ce3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paralelo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15094057" calcext:value-type="float">
            <text:p>0,015094057</text:p>
          </table:table-cell>
          <table:table-cell table:formula="of:=[.C20]/[.D20]" office:value-type="float" office:value="1.19695539774363" calcext:value-type="float">
            <text:p>1,19695539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7842343" calcext:value-type="float">
            <text:p>0,007842343</text:p>
          </table:table-cell>
          <table:table-cell table:formula="of:=[.C21]/[.D21]" office:value-type="float" office:value="2.30376470399216" calcext:value-type="float">
            <text:p>2,3037647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7737692" calcext:value-type="float">
            <text:p>0,007737692</text:p>
          </table:table-cell>
          <table:table-cell table:formula="of:=[.C22]/[.D22]" office:value-type="float" office:value="2.33492273923542" calcext:value-type="float">
            <text:p>2,33492273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5891513" calcext:value-type="float">
            <text:p>0,005891513</text:p>
          </table:table-cell>
          <table:table-cell table:formula="of:=[.C23]/[.D23]" office:value-type="float" office:value="3.06659987001641" calcext:value-type="float">
            <text:p>3,066599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46218" calcext:value-type="float">
            <text:p>0,0046218</text:p>
          </table:table-cell>
          <table:table-cell table:formula="of:=[.C24]/[.D24]" office:value-type="float" office:value="3.90906421740447" calcext:value-type="float">
            <text:p>3,9090642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3621001" calcext:value-type="float">
            <text:p>0,003621001</text:p>
          </table:table-cell>
          <table:table-cell table:formula="of:=[.C25]/[.D25]" office:value-type="float" office:value="4.98948025697866" calcext:value-type="float">
            <text:p>4,9894802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4606932" calcext:value-type="float">
            <text:p>0,004606932</text:p>
          </table:table-cell>
          <table:table-cell table:formula="of:=[.C26]/[.D26]" office:value-type="float" office:value="3.92167998138457" calcext:value-type="float">
            <text:p>3,92167998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2392091" calcext:value-type="float">
            <text:p>0,002392091</text:p>
          </table:table-cell>
          <table:table-cell table:formula="of:=[.C27]/[.D27]" office:value-type="float" office:value="7.55276994060845" calcext:value-type="float">
            <text:p>7,55276994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4864357" calcext:value-type="float">
            <text:p>0,004864357</text:p>
          </table:table-cell>
          <table:table-cell table:formula="of:=[.C28]/[.D28]" office:value-type="float" office:value="3.71414207468736" calcext:value-type="float">
            <text:p>3,71414207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2013803" calcext:value-type="float">
            <text:p>0,002013803</text:p>
          </table:table-cell>
          <table:table-cell table:formula="of:=[.C29]/[.D29]" office:value-type="float" office:value="8.97153942068812" calcext:value-type="float">
            <text:p>8,97153942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2912689" calcext:value-type="float">
            <text:p>0,002912689</text:p>
          </table:table-cell>
          <table:table-cell table:formula="of:=[.C30]/[.D30]" office:value-type="float" office:value="6.20282941295827" calcext:value-type="float">
            <text:p>6,2028294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0.018066913" calcext:value-type="float">
            <text:p>0,018066913</text:p>
          </table:table-cell>
          <table:table-cell office:value-type="float" office:value="0.003229968" calcext:value-type="float">
            <text:p>0,003229968</text:p>
          </table:table-cell>
          <table:table-cell table:formula="of:=[.C31]/[.D31]" office:value-type="float" office:value="5.59352693277457" calcext:value-type="float">
            <text:p>5,5935269328</text:p>
          </table:table-cell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N,º Threads</text:p>
          </table:table-cell>
          <table:table-cell table:style-name="ce2" office:value-type="string" calcext:value-type="string">
            <text:p>T,secuencial</text:p>
          </table:table-cell>
          <table:table-cell table:style-name="ce2" office:value-type="string" calcext:value-type="string">
            <text:p>T,paralelo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21.118914716" calcext:value-type="float">
            <text:p>21,118914716</text:p>
          </table:table-cell>
          <table:table-cell table:formula="of:=[.C33]/[.D33]" office:value-type="float" office:value="0.99165511280433" calcext:value-type="float">
            <text:p>0,99165511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10.530177474" calcext:value-type="float">
            <text:p>10,530177474</text:p>
          </table:table-cell>
          <table:table-cell table:formula="of:=[.C34]/[.D34]" office:value-type="float" office:value="1.98882495634185" calcext:value-type="float">
            <text:p>1,98882495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7.253701448" calcext:value-type="float">
            <text:p>7,253701448</text:p>
          </table:table-cell>
          <table:table-cell table:formula="of:=[.C35]/[.D35]" office:value-type="float" office:value="2.88717145379265" calcext:value-type="float">
            <text:p>2,88717145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5.310121503" calcext:value-type="float">
            <text:p>5,310121503</text:p>
          </table:table-cell>
          <table:table-cell table:formula="of:=[.C36]/[.D36]" office:value-type="float" office:value="3.94391724241493" calcext:value-type="float">
            <text:p>3,94391724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4.316575766" calcext:value-type="float">
            <text:p>4,316575766</text:p>
          </table:table-cell>
          <table:table-cell table:formula="of:=[.C37]/[.D37]" office:value-type="float" office:value="4.85168821081687" calcext:value-type="float">
            <text:p>4,85168821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3.697840385" calcext:value-type="float">
            <text:p>3,697840385</text:p>
          </table:table-cell>
          <table:table-cell table:formula="of:=[.C38]/[.D38]" office:value-type="float" office:value="5.6634893815191" calcext:value-type="float">
            <text:p>5,66348938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3.058232665" calcext:value-type="float">
            <text:p>3,058232665</text:p>
          </table:table-cell>
          <table:table-cell table:formula="of:=[.C39]/[.D39]" office:value-type="float" office:value="6.84796810742325" calcext:value-type="float">
            <text:p>6,84796810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2.766869817" calcext:value-type="float">
            <text:p>2,766869817</text:p>
          </table:table-cell>
          <table:table-cell table:formula="of:=[.C40]/[.D40]" office:value-type="float" office:value="7.56908750325928" calcext:value-type="float">
            <text:p>7,56908750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2.50384295" calcext:value-type="float">
            <text:p>2,50384295</text:p>
          </table:table-cell>
          <table:table-cell table:formula="of:=[.C41]/[.D41]" office:value-type="float" office:value="8.36421459860332" calcext:value-type="float">
            <text:p>8,36421459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2.258818321" calcext:value-type="float">
            <text:p>2,258818321</text:p>
          </table:table-cell>
          <table:table-cell table:formula="of:=[.C42]/[.D42]" office:value-type="float" office:value="9.27152022820874" calcext:value-type="float">
            <text:p>9,27152022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2.059835978" calcext:value-type="float">
            <text:p>2,059835978</text:p>
          </table:table-cell>
          <table:table-cell table:formula="of:=[.C43]/[.D43]" office:value-type="float" office:value="10.1671589285154" calcext:value-type="float">
            <text:p>10,16715892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20.942679755" calcext:value-type="float">
            <text:p>20,942679755</text:p>
          </table:table-cell>
          <table:table-cell office:value-type="float" office:value="1.917243212" calcext:value-type="float">
            <text:p>1,917243212</text:p>
          </table:table-cell>
          <table:table-cell table:formula="of:=[.C44]/[.D44]" office:value-type="float" office:value="10.923329718379" calcext:value-type="float">
            <text:p>10,9233297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7:56:09.144675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9:49:36.447329467</meta:creation-date>
    <dc:date>2017-05-08T07:56:56.507472477</dc:date>
    <meta:editing-duration>PT1H43M40S</meta:editing-duration>
    <meta:editing-cycles>15</meta:editing-cycles>
    <meta:generator>LibreOffice/5.1.6.2$Linux_X86_64 LibreOffice_project/10m0$Build-2</meta:generator>
    <meta:document-statistic meta:table-count="1" meta:cell-count="1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48cm" svg:height="8.268cm" xlink:href=".." xlink:type="simple" chart:class="chart:line" chart:style-name="ch1">
        <chart:title svg:x="6.106cm" svg:y="0.301cm" chart:style-name="ch2">
          <text:p>PC LOCAL</text:p>
        </chart:title>
        <chart:legend chart:legend-position="end" svg:x="11.167cm" svg:y="3.586cm" style:legend-expansion="high" chart:style-name="ch3"/>
        <chart:plot-area chart:style-name="ch4" table:cell-range-address="Hoja1.B3:Hoja1.B6 Hoja1.A2:Hoja1.A3 Hoja1.E3:Hoja1.E6 Hoja1.A7:Hoja1.A8 Hoja1.E8:Hoja1.E11" chart:data-source-has-labels="both" svg:x="1.301cm" svg:y="1.245cm" svg:width="9.576cm" svg:height="5.877cm">
          <chartooo:coordinate-region svg:x="2.028cm" svg:y="1.444cm" svg:width="8.755cm" svg:height="5.031cm"/>
          <chart:axis chart:dimension="x" chart:name="primary-x" chart:style-name="ch5" chartooo:axis-type="auto">
            <chartooo:date-scale/>
            <chart:title svg:x="5.264cm" svg:y="7.287cm" chart:style-name="ch6">
              <text:p>NºThreads</text:p>
            </chart:title>
            <chart:categories table:cell-range-address="Hoja1.B3:Hoja1.B6"/>
          </chart:axis>
          <chart:axis chart:dimension="y" chart:name="primary-y" chart:style-name="ch5">
            <chart:title svg:x="0.451cm" svg:y="5.166cm" chart:style-name="ch7">
              <text:p>Ganancia (s)</text:p>
            </chart:title>
            <chart:grid chart:style-name="ch8" chart:class="major"/>
          </chart:axis>
          <chart:series chart:style-name="ch9" chart:values-cell-range-address="Hoja1.E3:Hoja1.E6" chart:label-cell-address="Hoja1.A2:Hoja1.A3" chart:class="chart:line">
            <chart:data-point chart:repeated="4"/>
          </chart:series>
          <chart:series chart:style-name="ch10" chart:values-cell-range-address="Hoja1.E8:Hoja1.E11" chart:label-cell-address="Hoja1.A7:Hoja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200</text:p>
                <text:list>
                  <text:list-item>
                    <text:p>Tamaño</text:p>
                  </text:list-item>
                  <text:list-item>
                    <text:p>200</text:p>
                  </text:list-item>
                </text:list>
                <draw:g>
                  <svg:desc>Hoja1.A2:Hoja1.A3</svg:desc>
                </draw:g>
              </table:table-cell>
              <table:table-cell office:value-type="string">
                <text:p>Tamaño 1200</text:p>
                <text:list>
                  <text:list-item>
                    <text:p>Tamaño</text:p>
                  </text:list-item>
                  <text:list-item>
                    <text:p>1200</text:p>
                  </text:list-item>
                </text:list>
                <draw:g>
                  <svg:desc>Hoja1.A7:Hoja1.A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3:Hoja1.B6</svg:desc>
                </draw:g>
              </table:table-cell>
              <table:table-cell office:value-type="float" office:value="1.01377810434745">
                <text:p>1.01377810434745</text:p>
                <draw:g>
                  <svg:desc>Hoja1.E3:Hoja1.E6</svg:desc>
                </draw:g>
              </table:table-cell>
              <table:table-cell office:value-type="float" office:value="0.979530897312484">
                <text:p>0.979530897312484</text:p>
                <draw:g>
                  <svg:desc>Hoja1.E8:Hoja1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12362439170153">
                <text:p>2.12362439170153</text:p>
              </table:table-cell>
              <table:table-cell office:value-type="float" office:value="1.98421124847801">
                <text:p>1.984211248478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8454547035903">
                <text:p>2.88454547035903</text:p>
              </table:table-cell>
              <table:table-cell office:value-type="float" office:value="1.71851595624447">
                <text:p>1.718515956244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6781276528283">
                <text:p>2.56781276528283</text:p>
              </table:table-cell>
              <table:table-cell office:value-type="float" office:value="1.13057636986524">
                <text:p>1.13057636986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cm" svg:height="8.622cm" xlink:href=".." xlink:type="simple" chart:class="chart:line" chart:style-name="ch1">
        <chart:title svg:x="6.101cm" svg:y="0.308cm" chart:style-name="ch2">
          <text:p>ATCGRID</text:p>
        </chart:title>
        <chart:legend chart:legend-position="end" svg:x="10.919cm" svg:y="3.763cm" style:legend-expansion="high" chart:style-name="ch3"/>
        <chart:plot-area chart:style-name="ch4" table:cell-range-address="Hoja1.B20:Hoja1.B31 Hoja1.A19:Hoja1.A20 Hoja1.E20:Hoja1.E31 Hoja1.A32:Hoja1.A33 Hoja1.E33:Hoja1.E44" chart:data-source-has-labels="both" svg:x="1.297cm" svg:y="1.259cm" svg:width="9.336cm" svg:height="6.21cm">
          <chartooo:coordinate-region svg:x="1.733cm" svg:y="1.458cm" svg:width="8.528cm" svg:height="5.364cm"/>
          <chart:axis chart:dimension="x" chart:name="primary-x" chart:style-name="ch5" chartooo:axis-type="auto">
            <chartooo:date-scale/>
            <chart:title svg:x="5.14cm" svg:y="7.641cm" chart:style-name="ch6">
              <text:p>NºThreads</text:p>
            </chart:title>
            <chart:categories table:cell-range-address="Hoja1.B20:Hoja1.B31"/>
          </chart:axis>
          <chart:axis chart:dimension="y" chart:name="primary-y" chart:style-name="ch5">
            <chart:title svg:x="0.451cm" svg:y="5.347cm" chart:style-name="ch7">
              <text:p>Ganancia (s)</text:p>
            </chart:title>
            <chart:grid chart:style-name="ch8" chart:class="major"/>
          </chart:axis>
          <chart:series chart:style-name="ch9" chart:values-cell-range-address="Hoja1.E20:Hoja1.E31" chart:label-cell-address="Hoja1.A19:Hoja1.A20" chart:class="chart:line">
            <chart:data-point chart:repeated="12"/>
          </chart:series>
          <chart:series chart:style-name="ch10" chart:values-cell-range-address="Hoja1.E33:Hoja1.E44" chart:label-cell-address="Hoja1.A32:Hoja1.A3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ño 200</text:p>
                <text:list>
                  <text:list-item>
                    <text:p>Tamaño</text:p>
                  </text:list-item>
                  <text:list-item>
                    <text:p>200</text:p>
                  </text:list-item>
                </text:list>
                <draw:g>
                  <svg:desc>Hoja1.A19:Hoja1.A20</svg:desc>
                </draw:g>
              </table:table-cell>
              <table:table-cell office:value-type="string">
                <text:p>Tamaño 1200</text:p>
                <text:list>
                  <text:list-item>
                    <text:p>Tamaño</text:p>
                  </text:list-item>
                  <text:list-item>
                    <text:p>1200</text:p>
                  </text:list-item>
                </text:list>
                <draw:g>
                  <svg:desc>Hoja1.A32:Hoja1.A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20:Hoja1.B31</svg:desc>
                </draw:g>
              </table:table-cell>
              <table:table-cell office:value-type="float" office:value="1.19695539774363">
                <text:p>1.19695539774363</text:p>
                <draw:g>
                  <svg:desc>Hoja1.E20:Hoja1.E31</svg:desc>
                </draw:g>
              </table:table-cell>
              <table:table-cell office:value-type="float" office:value="0.99165511280433">
                <text:p>0.99165511280433</text:p>
                <draw:g>
                  <svg:desc>Hoja1.E33:Hoja1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0376470399216">
                <text:p>2.30376470399216</text:p>
              </table:table-cell>
              <table:table-cell office:value-type="float" office:value="1.98882495634185">
                <text:p>1.988824956341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3492273923542">
                <text:p>2.33492273923542</text:p>
              </table:table-cell>
              <table:table-cell office:value-type="float" office:value="2.88717145379265">
                <text:p>2.887171453792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6659987001641">
                <text:p>3.06659987001641</text:p>
              </table:table-cell>
              <table:table-cell office:value-type="float" office:value="3.94391724241493">
                <text:p>3.94391724241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90906421740447">
                <text:p>3.90906421740447</text:p>
              </table:table-cell>
              <table:table-cell office:value-type="float" office:value="4.85168821081687">
                <text:p>4.851688210816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98948025697866">
                <text:p>4.98948025697866</text:p>
              </table:table-cell>
              <table:table-cell office:value-type="float" office:value="5.6634893815191">
                <text:p>5.66348938151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92167998138457">
                <text:p>3.92167998138457</text:p>
              </table:table-cell>
              <table:table-cell office:value-type="float" office:value="6.84796810742325">
                <text:p>6.847968107423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5276994060845">
                <text:p>7.55276994060845</text:p>
              </table:table-cell>
              <table:table-cell office:value-type="float" office:value="7.56908750325928">
                <text:p>7.569087503259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71414207468736">
                <text:p>3.71414207468736</text:p>
              </table:table-cell>
              <table:table-cell office:value-type="float" office:value="8.36421459860332">
                <text:p>8.364214598603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97153942068812">
                <text:p>8.97153942068812</text:p>
              </table:table-cell>
              <table:table-cell office:value-type="float" office:value="9.27152022820874">
                <text:p>9.271520228208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20282941295827">
                <text:p>6.20282941295827</text:p>
              </table:table-cell>
              <table:table-cell office:value-type="float" office:value="10.1671589285154">
                <text:p>10.16715892851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59352693277457">
                <text:p>5.59352693277457</text:p>
              </table:table-cell>
              <table:table-cell office:value-type="float" office:value="10.923329718379">
                <text:p>10.923329718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